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belWithAccessKey.getP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WithAccessKey.getAccess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WithAccessKey.findIndicator( String label , int index , int escapedIndicatorCou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abelWithAccessKey.setup( String lab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abelWithAccessKey.set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WithAccessKey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belWithAccessKey.setAccessKey( Character acces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WithAccessKey.LabelWithAccessKey(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abelWithAccessKey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